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49487" style:font-size-asian="11pt" style:font-size-complex="11pt"/>
    </style:style>
    <style:style style:name="P3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_20_Title">
      <style:text-properties style:font-name="Arial" fo:font-size="12pt" officeooo:rsid="0008ef5a" officeooo:paragraph-rsid="00149487" style:font-size-asian="12pt" style:font-size-complex="12pt"/>
    </style:style>
    <style:style style:name="P5" style:family="paragraph" style:parent-style-name="Urban_20_Title">
      <style:text-properties style:font-name="Arial" fo:font-size="14pt" style:text-underline-style="none" officeooo:rsid="0008ef5a" officeooo:paragraph-rsid="00149487" style:font-size-asian="14pt" style:font-size-complex="14pt"/>
    </style:style>
    <style:style style:name="P6" style:family="paragraph" style:parent-style-name="Urban_20_Body_20_">
      <style:text-properties style:font-name="Arial" fo:font-size="10pt" style:font-size-asian="10pt" style:font-size-complex="10pt"/>
    </style:style>
    <style:style style:name="P7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Urban_20_Body_20_">
      <style:text-properties style:font-name="Arial" fo:font-size="11pt" style:font-size-asian="11pt" style:font-size-complex="11pt"/>
    </style:style>
    <style:style style:name="P9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Urban_20_Title_20_2">
      <style:text-properties style:font-name="Arial" fo:font-size="11pt" style:font-size-asian="11pt" style:font-size-complex="11pt"/>
    </style:style>
    <style:style style:name="P11" style:family="paragraph" style:parent-style-name="Urban_20_Title_20_2">
      <style:text-properties style:font-name="Arial" fo:font-size="11pt" officeooo:paragraph-rsid="000d0cd9" style:font-size-asian="11pt" style:font-size-complex="11pt"/>
    </style:style>
    <style:style style:name="P12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officeooo:paragraph-rsid="000abb27" style:font-size-asian="11pt" style:font-size-complex="11pt"/>
    </style:style>
    <style:style style:name="P14" style:family="paragraph" style:parent-style-name="UrbanBody">
      <style:text-properties style:font-name="Arial" fo:font-size="11pt" officeooo:paragraph-rsid="000abb27" style:font-size-asian="11pt" style:font-size-complex="11pt"/>
    </style:style>
    <style:style style:name="P15" style:family="paragraph" style:parent-style-name="UrbanBody">
      <style:text-properties style:font-name="Arial" fo:font-size="11pt" officeooo:rsid="000abb27" officeooo:paragraph-rsid="00112097" style:font-size-asian="11pt" style:font-size-complex="11pt"/>
    </style:style>
    <style:style style:name="P16" style:family="paragraph" style:parent-style-name="UrbanBody">
      <style:text-properties fo:color="#800000" style:font-name="Arial" fo:font-size="11pt" officeooo:rsid="000abb27" officeooo:paragraph-rsid="000fd0ed" fo:background-color="#ffff00" style:font-size-asian="11pt" style:font-size-complex="11pt"/>
    </style:style>
    <style:style style:name="P17" style:family="paragraph" style:parent-style-name="UrbanBody">
      <style:text-properties fo:color="#800000" style:font-name="arial" fo:font-size="11pt" style:text-underline-style="none" fo:font-weight="normal" officeooo:rsid="000f0975" officeooo:paragraph-rsid="00149487" fo:background-color="#ffff00" style:font-size-asian="11pt" style:font-weight-asian="normal" style:font-size-complex="11pt" style:font-weight-complex="normal"/>
    </style:style>
    <style:style style:name="P18" style:family="paragraph" style:parent-style-name="UrbanBody">
      <style:text-properties style:font-name="arial" fo:font-size="11pt" officeooo:paragraph-rsid="00149487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9487" style:font-size-asian="10pt" style:font-size-complex="10pt"/>
    </style:style>
    <style:style style:name="P20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312dd" style:text-blinking="false" style:font-size-asian="11pt" style:font-size-complex="11pt"/>
    </style:style>
    <style:style style:name="P21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f85c2" style:font-size-asian="9pt" style:font-weight-asian="normal" style:font-size-complex="9pt" style:font-weight-complex="normal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9487" style:font-size-asian="11pt" style:font-style-asian="normal" style:font-weight-asian="bold" style:font-name-complex="Arial" style:font-size-complex="11pt" style:font-style-complex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0abb27"/>
    </style:style>
    <style:style style:name="T6" style:family="text">
      <style:text-properties officeooo:rsid="000c6041"/>
    </style:style>
    <style:style style:name="T7" style:family="text">
      <style:text-properties fo:color="#800000" fo:background-color="#ffff00" loext:char-shading-value="0"/>
    </style:style>
    <style:style style:name="T8" style:family="text">
      <style:text-properties fo:color="#800000" officeooo:rsid="000f0975" fo:background-color="#ffff00" loext:char-shading-value="0"/>
    </style:style>
    <style:style style:name="T9" style:family="text">
      <style:text-properties fo:color="#800000" officeooo:rsid="000ff690" fo:background-color="#ffff00" loext:char-shading-value="0"/>
    </style:style>
    <style:style style:name="T10" style:family="text">
      <style:text-properties fo:color="#800000" officeooo:rsid="0010228d" fo:background-color="#ffff00" loext:char-shading-value="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style:font-name="Arial" fo:font-style="normal" style:text-underline-style="none" officeooo:rsid="00362119" style:font-style-asian="normal"/>
    </style:style>
    <style:style style:name="T13" style:family="text">
      <style:text-properties officeooo:rsid="000ff690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DGO4 - Direction générale opérationnelle </text:p>
            <text:p text:style-name="P18">Aménagement du Territoire, Logement, Patrimoine et Énergie </text:p>
            <text:p text:style-name="P18"><text:span text:style-name="T8">NOM</text:span> - Fonctionnaire Délégué</text:p>
            <text:p text:style-name="P17">ADRESSE</text:p>
            <text:p text:style-name="P22">RECOMMANDÉ</text:p>
          </table:table-cell>
        </table:table-row>
      </table:table>
      <text:h text:style-name="P4" text:outline-level="1"/>
      <text:h text:style-name="P5" text:outline-level="1">Réunion de projet – convocation</text:h>
      <text:h text:style-name="P5" text:outline-level="1"/>
      <text:h text:style-name="P3" text:outline-level="1"/>
      <text:h text:style-name="P21" text:outline-level="2"><text:span text:style-name="T12"/></text:h>
      <text:h text:style-name="P9" text:outline-level="2"/>
      <text:h text:style-name="P10" text:outline-level="2"><text:span text:style-name="T3"><office:annotation><dc:creator>Gauthier Bastien</dc:creator><dc:date>2011-02-16T16:12:24</dc:date><text:p text:style-name="P23"><text:span text:style-name="T20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style-name="P12" text:outline-level="2"><office:annotation><dc:creator>Gauthier Bastien</dc:creator><dc:date>2011-02-16T16:13:21</dc:date><text:p text:style-name="P23"><text:span text:style-name="T19">do title if not len(self.getApplicants()) &gt; 1</text:span></text:p></office:annotation>Demandeur : <text:text-input text:description="Demandeurs">self.getApplicantsSignaletic()</text:text-input></text:h>
      <text:h text:style-name="P12" text:outline-level="2">Objet : <text:text-input text:description="Objet des travaux">self.getLicenceSubject()</text:text-input></text:h>
      <text:h text:style-name="P11" text:outline-level="2"><text:span text:style-name="T3">Situation : </text:span><text:span text:style-name="T3"><text:text-input text:description="Situation des travaux">self.getWorkLocationSignaletic()</text:text-input></text:span></text:h>
      <text:h text:style-name="P11" text:outline-level="2"><text:span text:style-name="T4">Référence cadastrale : </text:span><text:span text:style-name="T4"><text:text-input text:description="Bien-Parcelles">self.getPortionOutsText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3">Le fonctionnaire des implantations commerciales (DGO6)</text:span></text:p>
      <text:p text:style-name="P16">- <text:span text:style-name="T13">Un représentant du Collège</text:span></text:p>
      <text:p text:style-name="P16">- <text:span text:style-name="T13">Un membre du service Urbanisme</text:span></text:p>
      <text:p text:style-name="P16">- ...</text:p>
      <text:p text:style-name="P14"/>
      <text:p text:style-name="P20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3"><text:span text:style-name="T17">do text</text:span></text:p><text:p text:style-name="P23"><text:span text:style-name="T18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19.204596447</dc:date>
    <meta:editing-duration>PT8H33M58S</meta:editing-duration>
    <meta:editing-cycles>68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171" meta:character-count="1225" meta:non-whitespace-character-count="1092"/>
  </office:meta>
</office:document-meta>
</file>